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automatic-styles>
    <style:style style:name="P1" style:family="paragraph" style:parent-style-name="Standard" style:list-style-name="L1"/>
    <style:style style:name="P2" style:family="paragraph" style:parent-style-name="Standard" style:list-style-name="L1">
      <style:paragraph-properties text:number-lines="false" text:line-number="0"/>
      <style:text-properties style:font-name="Charter"/>
    </style:style>
    <style:style style:name="P3" style:family="paragraph" style:parent-style-name="Standard">
      <style:text-properties officeooo:paragraph-rsid="000673fb"/>
    </style:style>
    <style:style style:name="P4" style:family="paragraph" style:parent-style-name="Standard" style:list-style-name="L2">
      <style:text-properties officeooo:paragraph-rsid="000673fb"/>
    </style:style>
    <style:style style:name="T1" style:family="text">
      <style:text-properties fo:language="en" fo:country="AU"/>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1 cabbage, chopped</text:p>
      <text:p text:style-name="Standard">2 tins sauerkraut</text:p>
      <text:p text:style-name="Standard">2 bay leaves</text:p>
      <text:p text:style-name="Standard">2 tablespoons chicken stock</text:p>
      <text:p text:style-name="Standard">Peppercorns</text:p>
      <text:p text:style-name="Standard">salt and pepper</text:p>
      <text:p text:style-name="Standard">1 cup flower</text:p>
      <text:h text:style-name="Heading_20_2" text:outline-level="2">Method</text:h>
      <text:list xml:id="list1108071645" text:style-name="L1">
        <text:list-item>
          <text:p text:style-name="P1">Place chopped cabbage into saucepan.</text:p>
        </text:list-item>
        <text:list-item>
          <text:p text:style-name="P1">Add water halfway up cabbage and bring to boil.</text:p>
        </text:list-item>
        <text:list-item>
          <text:p text:style-name="P1">Add pepper corns, bay leaves, salt and pepper, and chicken stock.</text:p>
        </text:list-item>
        <text:list-item>
          <text:p text:style-name="P1">Simmer for 20 minutes.</text:p>
          <text:p text:style-name="P1"/>
        </text:list-item>
      </text:list>
      <text:p text:style-name="P3">In the meantime:</text:p>
      <text:p text:style-name="P3"/>
      <text:list xml:id="list272005776" text:style-name="L2">
        <text:list-item>
          <text:p text:style-name="P4">Fry onion, <text:span text:style-name="T1">bratwurst</text:span> sausages and bacon.</text:p>
        </text:list-item>
        <text:list-item>
          <text:p text:style-name="P4">Add flour and brown with juice of cabbage to make a sauce.</text:p>
        </text:list-item>
        <text:list-item>
          <text:p text:style-name="P4">Put together with cabbage mixture.</text:p>
        </text:list-item>
        <text:list-item>
          <text:p text:style-name="P4">Serve with mashed potato.</text:p>
        </text:list-item>
      </text:list>
      <text:list xml:id="list232204752223448" text:continue-list="list1108071645" text:style-name="L1">
        <text:list-header>
          <text:p text:style-name="P2"/>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ing_20_1">Bigos (Polish Cabbage)</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1$Linux_X86_64 LibreOffice_project/30$Build-1</meta:generator>
    <meta:initial-creator>Frank Jung</meta:initial-creator>
    <meta:creation-date>2005-05-29T17:17:00</meta:creation-date>
    <dc:creator>Frank H</dc:creator>
    <dc:date>2022-02-18T23:22:03.427420973</dc:date>
    <dc:language>en-AU</dc:language>
    <meta:editing-cycles>7</meta:editing-cycles>
    <meta:editing-duration>PT11M24S</meta:editing-duration>
    <meta:document-statistic meta:table-count="0" meta:image-count="0" meta:object-count="0" meta:page-count="1" meta:paragraph-count="19" meta:word-count="92" meta:character-count="510" meta:non-whitespace-character-count="445"/>
    <meta:user-defined meta:name="Info 1"/>
    <meta:user-defined meta:name="Info 2"/>
    <meta:user-defined meta:name="Info 3"/>
    <meta:user-defined meta:name="Info 4"/>
  </office:meta>
</office:document-meta>
</file>